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automatic-styles>
    <style:style style:name="P1" style:family="paragraph" style:parent-style-name="Standard">
      <style:text-properties style:font-name="FreeSerif" fo:font-size="15pt" style:font-size-asian="15pt" style:font-size-complex="15pt"/>
    </style:style>
    <style:style style:name="P2" style:family="paragraph" style:parent-style-name="Text_20_body">
      <style:paragraph-properties fo:margin-left="0in" fo:margin-right="0in" fo:margin-top="0in" fo:margin-bottom="0in" style:contextual-spacing="false" fo:text-indent="0in" style:auto-text-indent="false"/>
      <style:text-properties style:font-name="FreeSerif" fo:font-size="15pt" style:font-size-asian="15pt" style:font-size-complex="15pt"/>
    </style:style>
    <style:style style:name="T1" style:family="text">
      <style:text-properties officeooo:rsid="000a6a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ad seen in the image comes from “Volkswagen” and could be under the name “tough Polo." The release date is unknown.</text:p>
      <text:p text:style-name="P2"> </text:p>
      <text:p text:style-name="P2">In the image, there is a billboard that stands on the side of a road. On the billboard, there is a car depicted, which can be assumed to be a Polo <text:span text:style-name="T1">as</text:span> in the lower right corner of the same billboard there is the typical circle with a blue background and white color writing the VW logo, as well as a small text in black writing saying “tough Polo." As to why we can assume that the car in question is a Polo, it comes from the rest of the picture. In this picture, one is able to see that a pylon has fallen on the billboard, damaging it, but as the car on the billboard is "tough,” it stopped exactly on the roof of the car. In the rest of the image, you can see a bit of greenery and some lamps to illuminate the billboard at night.</text:p>
      <text:p text:style-name="P2"> </text:p>
      <text:p text:style-name="P2">What this ad seems to suggest is that Polo's are tough because they can hold out a pylon falling on them. What this actually says is that Polo's are robustly built, and through that, they are tough and able to withstand a lot of abuse. In the end, this brings a potential customer, who drives past this billboard, to think about how robustly their car is and if it would be able to survive a pylon or similar-sized object falling on the car. This again makes them maybe buy a "Polo" or another VW car next, as they think, "Hmm, they are quite robust," without actually knowing if they are robust or not.</text:p>
      <text:p text:style-name="P2"> </text:p>
      <text:p text:style-name="P2">In conclusion, this ad is really good at selling the idea that VW cars are robust while not being too noticeable to distract drivers from the road. What might be bad is that if this billboard is placed on a high-speed road, potential customers might not be able to notice the VW logo.</text:p>
      <text:p text:style-name="P2"> </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09:33:00.257053988</meta:creation-date>
    <dc:date>2024-04-24T12:19:23.509510832</dc:date>
    <meta:editing-duration>PT56M</meta:editing-duration>
    <meta:editing-cycles>5</meta:editing-cycles>
    <meta:generator>LibreOffice/24.2.2.2$Linux_X86_64 LibreOffice_project/420$Build-2</meta:generator>
    <meta:document-statistic meta:table-count="0" meta:image-count="0" meta:object-count="0" meta:page-count="1" meta:paragraph-count="8" meta:word-count="337" meta:character-count="1743" meta:non-whitespace-character-count="1406"/>
  </office:meta>
</office:document-meta>
</file>